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7242f" officeooo:paragraph-rsid="0017242f"/>
    </style:style>
    <style:style style:name="P2" style:family="paragraph" style:parent-style-name="Standard">
      <style:paragraph-properties fo:text-align="center" style:justify-single-word="false"/>
      <style:text-properties officeooo:rsid="0017242f" officeooo:paragraph-rsid="0017242f"/>
    </style:style>
    <style:style style:name="P3" style:family="paragraph" style:parent-style-name="Standard">
      <style:text-properties officeooo:rsid="00181323" officeooo:paragraph-rsid="00181323"/>
    </style:style>
    <style:style style:name="P4" style:family="paragraph" style:parent-style-name="Text_20_body">
      <style:text-properties officeooo:paragraph-rsid="00181323"/>
    </style:style>
    <style:style style:name="P5" style:family="paragraph" style:parent-style-name="Standard">
      <style:text-properties officeooo:rsid="0017242f" officeooo:paragraph-rsid="0017242f"/>
    </style:style>
    <style:style style:name="P6" style:family="paragraph" style:parent-style-name="Standard">
      <style:text-properties officeooo:rsid="0018db9e" officeooo:paragraph-rsid="0018db9e"/>
    </style:style>
    <style:style style:name="P7" style:family="paragraph" style:parent-style-name="Text_20_body" style:list-style-name="">
      <style:text-properties officeooo:rsid="0018db9e" officeooo:paragraph-rsid="0018db9e"/>
    </style:style>
    <style:style style:name="P8" style:family="paragraph" style:parent-style-name="Heading_20_1">
      <style:text-properties officeooo:rsid="00181323" officeooo:paragraph-rsid="00181323"/>
    </style:style>
    <style:style style:name="P9" style:family="paragraph" style:parent-style-name="Heading_20_1" style:list-style-name="">
      <style:text-properties officeooo:rsid="0018db9e" officeooo:paragraph-rsid="0018db9e"/>
    </style:style>
    <style:style style:name="T1" style:family="text">
      <style:text-properties officeooo:rsid="0018db9e"/>
    </style:style>
    <style:style style:name="T2" style:family="text">
      <style:text-properties officeooo:rsid="001a91b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Nutrition Checker</text:p>
      <text:p text:style-name="Subtitle">ASE – Lab 3 – Team 1_2</text:p>
      <text:p text:style-name="P2">Srichakradhar Reddy – 32</text:p>
      <text:p text:style-name="P2">Sathwik – 5</text:p>
      <text:p text:style-name="P1"/>
      <text:h text:style-name="Heading_20_1" text:outline-level="1">Sign Up <text:span text:style-name="T1">and </text:span>Login</text:h>
      <text:p text:style-name="P1"/>
      <text:p text:style-name="P1">import { Component, OnInit } from '@angular/core';</text:p>
      <text:p text:style-name="P1">import { Router } from '@angular/router';</text:p>
      <text:p text:style-name="P1"/>
      <text:p text:style-name="P1">@Component({</text:p>
      <text:p text:style-name="P1"><text:s text:c="2"/>selector: 'app-login',</text:p>
      <text:p text:style-name="P1"><text:s text:c="2"/>templateUrl: './login.component.html',</text:p>
      <text:p text:style-name="P1"><text:s text:c="2"/>styleUrls: ['./login.component.css']</text:p>
      <text:p text:style-name="P1">})</text:p>
      <text:p text:style-name="P1">export class LoginComponent implements OnInit {</text:p>
      <text:p text:style-name="P1"><text:s text:c="2"/>public isRegistration: boolean = false;</text:p>
      <text:p text:style-name="P1"><text:s text:c="2"/>public name :string;</text:p>
      <text:p text:style-name="P1"><text:s text:c="2"/>public email: string;</text:p>
      <text:p text:style-name="P1"><text:s text:c="2"/>public password: string;</text:p>
      <text:p text:style-name="P1"><text:s text:c="2"/>constructor(private router: Router) { }</text:p>
      <text:p text:style-name="P1"/>
      <text:p text:style-name="P1"><text:s text:c="2"/>ngOnInit(): void {</text:p>
      <text:p text:style-name="P1"><text:s text:c="2"/>}</text:p>
      <text:p text:style-name="P1"/>
      <text:p text:style-name="P1"><text:s text:c="2"/>login(): void {</text:p>
      <text:p text:style-name="P1"><text:s text:c="4"/>this.router.navigate(['/tts']);</text:p>
      <text:p text:style-name="P1"><text:s text:c="4"/>localStorage.setItem('isLogged', JSON.stringify(true));</text:p>
      <text:p text:style-name="P1"><text:s text:c="2"/>}</text:p>
      <text:p text:style-name="P1"/>
      <text:p text:style-name="P1"><text:s text:c="2"/>signUp(): void {</text:p>
      <text:p text:style-name="P1"><text:s text:c="4"/>this.router.navigate(['/tts']);</text:p>
      <text:p text:style-name="P1"><text:s text:c="4"/>localStorage.setItem('isLogged', JSON.stringify(true));</text:p>
      <text:p text:style-name="P1"><text:s text:c="2"/>}</text:p>
      <text:p text:style-name="P1"/>
      <text:p text:style-name="P1">}</text:p>
      <text:p text:style-name="P1"/>
      <text:h text:style-name="Heading_20_2" text:outline-level="2">HTML</text:h>
      <text:p text:style-name="P6"/>
      <text:p text:style-name="P6">&lt;div class="container"&gt;</text:p>
      <text:p text:style-name="P6"><text:s text:c="4"/>&lt;div class="form"&gt;</text:p>
      <text:p text:style-name="P6"><text:s text:c="6"/>&lt;div class="sign-in-section"&gt;</text:p>
      <text:p text:style-name="P6"><text:soft-page-break/><text:s text:c="8"/>&lt;h6&gt;&lt; UMKC /&gt;&lt;/h6&gt;</text:p>
      <text:p text:style-name="P6"><text:s text:c="8"/>&lt;h1 *ngIf="isRegistration"&gt;Sign Up&lt;/h1&gt;</text:p>
      <text:p text:style-name="P6"><text:s text:c="8"/>&lt;h1 *ngIf="!isRegistration"&gt;Log in&lt;/h1&gt;</text:p>
      <text:p text:style-name="P6"><text:s text:c="8"/>&lt;!-- &lt;ul&gt;</text:p>
      <text:p text:style-name="P6"><text:s text:c="10"/>&lt;li&gt;&lt;i class="fa fa-facebook-f"&gt;&lt;/i&gt;&lt;/li&gt;</text:p>
      <text:p text:style-name="P6"><text:s text:c="10"/>&lt;li&gt;&lt;i class="fa fa-linkedin-in"&gt;&lt;/i&gt;&lt;/li&gt;</text:p>
      <text:p text:style-name="P6"><text:s text:c="10"/>&lt;li&gt;&lt;i class="fa fa-twitter"&gt;&lt;/i&gt;&lt;/li&gt;</text:p>
      <text:p text:style-name="P6"><text:s text:c="8"/>&lt;/ul&gt;</text:p>
      <text:p text:style-name="P6"><text:s text:c="8"/>&lt;p&gt;or use your email&lt;/p&gt; --&gt;</text:p>
      <text:p text:style-name="P6"><text:s text:c="8"/>&lt;form&gt;</text:p>
      <text:p text:style-name="P6"><text:s text:c="10"/>&lt;div class="form-field" *ngIf="isRegistration"&gt;</text:p>
      <text:p text:style-name="P6"><text:s text:c="12"/>&lt;label for="name"&gt;Name&lt;/label&gt;</text:p>
      <text:p text:style-name="P6"><text:s text:c="12"/>&lt;input id="name" type="text" name="name" [(ngModel)]="name" placeholder="Name" /&gt;</text:p>
      <text:p text:style-name="P6"><text:s text:c="10"/>&lt;/div&gt;</text:p>
      <text:p text:style-name="P6"><text:s text:c="10"/>&lt;div class="form-field"&gt;</text:p>
      <text:p text:style-name="P6"><text:s text:c="12"/>&lt;label for="email"&gt;Email&lt;/label&gt;</text:p>
      <text:p text:style-name="P6"><text:s text:c="12"/>&lt;input id="email" type="email" name="email" [(ngModel)]="email" placeholder="Email" /&gt;</text:p>
      <text:p text:style-name="P6"><text:s text:c="10"/>&lt;/div&gt;</text:p>
      <text:p text:style-name="P6"><text:s text:c="10"/>&lt;div class="form-field"&gt;</text:p>
      <text:p text:style-name="P6"><text:s text:c="12"/>&lt;label for="password"&gt;Password&lt;/label&gt;</text:p>
      <text:p text:style-name="P6"><text:s text:c="12"/>&lt;input id="password" type="password" name="password" [(ngModel)]="password" placeholder="Password" /&gt;</text:p>
      <text:p text:style-name="P6"><text:s text:c="10"/>&lt;/div&gt;</text:p>
      <text:p text:style-name="P6"><text:s text:c="10"/>&lt;div class="form-options" *ngIf="!isRegistration"&gt;</text:p>
      <text:p text:style-name="P6"><text:s text:c="12"/>&lt;div class="checkbox-field"&gt;</text:p>
      <text:p text:style-name="P6"><text:s text:c="14"/>&lt;input id="rememberMe" type="checkbox" class="checkbox" /&gt;</text:p>
      <text:p text:style-name="P6"><text:s text:c="14"/>&lt;label for="rememberMe"&gt;Remember Me&lt;/label&gt;</text:p>
      <text:p text:style-name="P6"><text:s text:c="12"/>&lt;/div&gt;</text:p>
      <text:p text:style-name="P6"><text:s text:c="12"/>&lt;a href="#"&gt;Forgot Password?&lt;/a&gt;</text:p>
      <text:p text:style-name="P6"><text:s text:c="10"/>&lt;/div&gt;</text:p>
      <text:p text:style-name="P6"><text:s text:c="10"/>&lt;div class="form-field"&gt;</text:p>
      <text:p text:style-name="P6"><text:s text:c="12"/>&lt;!-- &lt;input type="submit" class="btn btn-signin" value="Submit" /&gt; --&gt;</text:p>
      <text:p text:style-name="P6"><text:s text:c="12"/>&lt;button *ngIf="!isRegistration" type="button" class="btn btn-signin" value="Search"</text:p>
      <text:p text:style-name="P6"><text:s text:c="13"/>[disabled]="!(email &amp;&amp; password)" (click)="login()"&gt;Login&lt;/button&gt;</text:p>
      <text:p text:style-name="P6"><text:s text:c="13"/>&lt;button *ngIf="isRegistration" type="button" class="btn btn-signin" value="Search"</text:p>
      <text:p text:style-name="P6"><text:s text:c="13"/>[disabled]="!(email &amp;&amp; password &amp;&amp; name)" (click)="signUp()"&gt;Register&lt;/button&gt;</text:p>
      <text:p text:style-name="P6"><text:s text:c="10"/>&lt;/div&gt;</text:p>
      <text:p text:style-name="P6"><text:s text:c="10"/>&lt;p&gt;or &lt;a (click)="isRegistration = !isRegistration"&gt;{{ isRegistration ? 'Login' : 'Sign Up'}}&lt;/a&gt;&lt;/p&gt;</text:p>
      <text:p text:style-name="P6"><text:s text:c="8"/>&lt;/form&gt;</text:p>
      <text:p text:style-name="P6"><text:s text:c="8"/>&lt;div class="links"&gt;</text:p>
      <text:p text:style-name="P6"><text:s text:c="10"/>&lt;a href="#"&gt;Privacy Policy&lt;/a&gt;</text:p>
      <text:p text:style-name="P6"><text:s text:c="10"/>&lt;a href="#"&gt;Terms &amp; Conditions&lt;/a&gt; </text:p>
      <text:p text:style-name="P6"><text:s text:c="8"/>&lt;/div&gt;</text:p>
      <text:p text:style-name="P6"><text:s text:c="6"/>&lt;/div&gt;</text:p>
      <text:p text:style-name="P6"><text:s text:c="4"/>&lt;/div&gt;</text:p>
      <text:p text:style-name="P6"><text:s text:c="2"/>&lt;/div&gt;</text:p>
      <text:p text:style-name="P1"/>
      <text:h text:style-name="P9" text:outline-level="1"><text:soft-page-break/><text:span text:style-name="T2">Nutrition &amp; Voice </text:span>API</text:h>
      <text:p text:style-name="P7">import { Component, OnInit } from '@angular/core';</text:p>
      <text:p text:style-name="P7">import { HttpClient } from '@angular/common/http';</text:p>
      <text:p text:style-name="P7">import { Router } from '@angular/router';</text:p>
      <text:p text:style-name="P7"/>
      <text:p text:style-name="P7">@Component({</text:p>
      <text:p text:style-name="P7"><text:s text:c="2"/>selector: 'app-tts',</text:p>
      <text:p text:style-name="P7"><text:s text:c="2"/>templateUrl: './tts.component.html',</text:p>
      <text:p text:style-name="P7"><text:s text:c="2"/>styleUrls: ['./tts.component.css']</text:p>
      <text:p text:style-name="P7">})</text:p>
      <text:p text:style-name="P7">export class TtsComponent implements OnInit {</text:p>
      <text:p text:style-name="P7"><text:s text:c="2"/>public noResultError = false;</text:p>
      <text:p text:style-name="P7"><text:s text:c="2"/>public searchTerm: string;</text:p>
      <text:p text:style-name="P7"><text:s text:c="2"/>public caloriesInfo: Number;</text:p>
      <text:p text:style-name="P7"><text:s text:c="2"/>public servingWeight: Number;</text:p>
      <text:p text:style-name="P7"><text:s text:c="2"/>constructor(private http:HttpClient, private router:Router) { }</text:p>
      <text:p text:style-name="P7"/>
      <text:p text:style-name="P7"><text:s text:c="2"/>ngOnInit(): void {</text:p>
      <text:p text:style-name="P7"><text:s text:c="4"/>const isLogged = JSON.parse(localStorage.getItem('isLogged'));</text:p>
      <text:p text:style-name="P7"><text:s text:c="4"/>if (!isLogged) {</text:p>
      <text:p text:style-name="P7"><text:s text:c="6"/>this.router.navigate(['/login']);</text:p>
      <text:p text:style-name="P7"><text:s text:c="4"/>}</text:p>
      <text:p text:style-name="P7"><text:s text:c="2"/>}</text:p>
      <text:p text:style-name="P7"/>
      <text:p text:style-name="P7"><text:s text:c="2"/>speakAndShow(): void {</text:p>
      <text:p text:style-name="P7"><text:s text:c="4"/>const nutritionApiUrl = `https://api.nutritionix.com/v1_1/search/${this.searchTerm}?results=0:1&amp;fields=*&amp;appId=811a1929&amp;appKey=61937f9c18c13aade2745e9dceb087cf`;</text:p>
      <text:p text:style-name="P7"><text:s text:c="4"/>this.http.get(nutritionApiUrl).</text:p>
      <text:p text:style-name="P7"><text:s text:c="6"/>subscribe(data =&gt; {</text:p>
      <text:p text:style-name="P7"><text:s text:c="8"/>console.log(data);</text:p>
      <text:p text:style-name="P7"><text:soft-page-break/><text:s text:c="8"/>if (data['total_hits'] &gt; 0) {</text:p>
      <text:p text:style-name="P7"><text:s text:c="10"/>this.noResultError = false;</text:p>
      <text:p text:style-name="P7"><text:s text:c="10"/>this.caloriesInfo = data['hits'][0]['fields']['nf_calories'];</text:p>
      <text:p text:style-name="P7"><text:s text:c="10"/>this.servingWeight = data['hits'][0]['fields']['nf_serving_weight_grams'];</text:p>
      <text:p text:style-name="P7"><text:s text:c="10"/>console.log(this.servingWeight);</text:p>
      <text:p text:style-name="P7"><text:s text:c="10"/>const result = new SpeechSynthesisUtterance(`The number of calories in ${this.searchTerm}</text:p>
      <text:p text:style-name="P7"><text:s text:c="10"/>are ${this.caloriesInfo} kcal for ${this.servingWeight} grams`);</text:p>
      <text:p text:style-name="P7"><text:s text:c="10"/>speechSynthesis.speak(result);</text:p>
      <text:p text:style-name="P7"><text:s text:c="8"/>} else {</text:p>
      <text:p text:style-name="P7"><text:s text:c="10"/>this.noResultError = true;</text:p>
      <text:p text:style-name="P7"><text:s text:c="10"/>const result = new SpeechSynthesisUtterance('No Results found');</text:p>
      <text:p text:style-name="P7"><text:s text:c="10"/>speechSynthesis.speak(result);</text:p>
      <text:p text:style-name="P7"><text:s text:c="8"/>}</text:p>
      <text:p text:style-name="P7"><text:s text:c="6"/>})</text:p>
      <text:p text:style-name="P7"><text:s text:c="2"/>}</text:p>
      <text:p text:style-name="P7"/>
      <text:p text:style-name="P7"><text:s text:c="2"/>signOut() {</text:p>
      <text:p text:style-name="P7"><text:s text:c="4"/>localStorage.removeItem('isLogged');</text:p>
      <text:p text:style-name="P7"><text:s text:c="4"/>this.router.navigate(['/login']);</text:p>
      <text:p text:style-name="P7"><text:s text:c="2"/>} <text:s/></text:p>
      <text:p text:style-name="P7">}</text:p>
      <text:h text:style-name="Heading_20_2" text:outline-level="2">HTML</text:h>
      <text:p text:style-name="P7">&lt;!-- &lt;p&gt;tts works!&lt;/p&gt;</text:p>
      <text:p text:style-name="P7">&lt;button onclick="responsiveVoice.speak('The Internet is a series of tubes!');" </text:p>
      <text:p text:style-name="P7">type="button" value="Play"&gt;Play&lt;/button&gt; --&gt;</text:p>
      <text:p text:style-name="P7">&lt;div class="container"&gt;</text:p>
      <text:p text:style-name="P7"><text:s text:c="4"/>&lt;div class="form"&gt;</text:p>
      <text:p text:style-name="P7"><text:s text:c="6"/>&lt;div class="sign-in-section"&gt;</text:p>
      <text:p text:style-name="P7"><text:s text:c="8"/>&lt;h6&gt;&lt; UMKC /&gt;&lt;/h6&gt;</text:p>
      <text:p text:style-name="P7"><text:soft-page-break/><text:s text:c="8"/>&lt;h1&gt;Nutrition Checker&lt;/h1&gt;</text:p>
      <text:p text:style-name="P7"><text:s text:c="8"/>&lt;!-- &lt;ul&gt;</text:p>
      <text:p text:style-name="P7"><text:s text:c="10"/>&lt;li&gt;&lt;i class="fa fa-facebook-f"&gt;&lt;/i&gt;&lt;/li&gt;</text:p>
      <text:p text:style-name="P7"><text:s text:c="10"/>&lt;li&gt;&lt;i class="fa fa-linkedin-in"&gt;&lt;/i&gt;&lt;/li&gt;</text:p>
      <text:p text:style-name="P7"><text:s text:c="10"/>&lt;li&gt;&lt;i class="fa fa-twitter"&gt;&lt;/i&gt;&lt;/li&gt;</text:p>
      <text:p text:style-name="P7"><text:s text:c="8"/>&lt;/ul&gt;</text:p>
      <text:p text:style-name="P7"><text:s text:c="8"/>&lt;p&gt;or use your email&lt;/p&gt; --&gt;</text:p>
      <text:p text:style-name="P7"><text:s text:c="8"/>&lt;form&gt;</text:p>
      <text:p text:style-name="P7"><text:s text:c="10"/>&lt;div class="form-field"&gt;</text:p>
      <text:p text:style-name="P7"><text:s text:c="12"/>&lt;label for="term"&gt;Search term&lt;/label&gt;</text:p>
      <text:p text:style-name="P7"><text:s text:c="12"/>&lt;input [(ngModel)]="searchTerm" name="searchTerm" id="term" type="text" placeholder="Whole Chicken" /&gt;</text:p>
      <text:p text:style-name="P7"><text:s text:c="10"/>&lt;/div&gt;</text:p>
      <text:p text:style-name="P7"><text:s text:c="10"/>&lt;div class="form-field"&gt;</text:p>
      <text:p text:style-name="P7"><text:s text:c="12"/>&lt;button type="button" [disabled]="!searchTerm" class="btn btn-signin" value="Search" (click)="speakAndShow()"&gt;Search&lt;/button&gt;</text:p>
      <text:p text:style-name="P7"><text:s text:c="10"/>&lt;/div&gt;</text:p>
      <text:p text:style-name="P7"><text:s text:c="10"/>&lt;div *ngIf="noResultError" class="alert alert-danger"&gt;No Results found&lt;/div&gt;</text:p>
      <text:p text:style-name="P7"><text:s text:c="10"/>&lt;div class="alert alert-primary" *ngIf="searchTerm &amp;&amp; caloriesInfo &amp;&amp; servingWeight"&gt;The number of calories in &lt;strong&gt; {{ searchTerm }} &lt;/strong&gt; </text:p>
      <text:p text:style-name="P7"><text:s text:c="15"/>are &lt;strong&gt; {{ caloriesInfo }} &lt;/strong&gt; kcal for &lt;strong&gt; {{ servingWeight }} &lt;/strong&gt; grams.&lt;/div&gt;</text:p>
      <text:p text:style-name="P7"><text:s text:c="10"/>&lt;p&gt;&lt;a (click)="signOut()"&gt;Sign Out&lt;/a&gt;&lt;/p&gt;</text:p>
      <text:p text:style-name="P7"><text:s text:c="8"/>&lt;/form&gt;</text:p>
      <text:p text:style-name="P7"><text:s text:c="8"/>&lt;div class="links"&gt;</text:p>
      <text:p text:style-name="P7"><text:s text:c="10"/>&lt;a href="#"&gt;Privacy Policy&lt;/a&gt;</text:p>
      <text:p text:style-name="P7"><text:s text:c="10"/>&lt;a href="#"&gt;Terms &amp; Conditions&lt;/a&gt; </text:p>
      <text:p text:style-name="P7"><text:s text:c="8"/>&lt;/div&gt;</text:p>
      <text:p text:style-name="P7"><text:s text:c="6"/>&lt;/div&gt;</text:p>
      <text:p text:style-name="P7"><text:s text:c="4"/>&lt;/div&gt;</text:p>
      <text:p text:style-name="P7"><text:s text:c="2"/>&lt;/div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6T22:46:12.978276600</meta:creation-date>
    <dc:date>2020-02-17T00:20:25.367088658</dc:date>
    <meta:editing-duration>PT1H12M38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5" meta:paragraph-count="159" meta:word-count="490" meta:character-count="6079" meta:non-whitespace-character-count="4766"/>
  </office:meta>
</office:document-meta>
</file>